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26192">
            <text:p>26192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25949">
            <text:p>25949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25772">
            <text:p>25772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25498">
            <text:p>25498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25168">
            <text:p>25168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24563">
            <text:p>24563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24345">
            <text:p>24345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4056">
            <text:p>24056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3629">
            <text:p>23629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3262">
            <text:p>23262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2825">
            <text:p>22825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2214">
            <text:p>22214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1825">
            <text:p>21825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21309">
            <text:p>21309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20765">
            <text:p>20765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20240">
            <text:p>20240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9694">
            <text:p>19694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9303">
            <text:p>19303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8661">
            <text:p>18661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7901">
            <text:p>17901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7148">
            <text:p>17148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5712">
            <text:p>15712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4967">
            <text:p>14967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4393">
            <text:p>1439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3832">
            <text:p>13832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3197">
            <text:p>13197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2210">
            <text:p>1221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0869">
            <text:p>1086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0328">
            <text:p>10328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8911">
            <text:p>8911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8078">
            <text:p>807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7560">
            <text:p>7560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507">
            <text:p>6507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387">
            <text:p>5387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4403">
            <text:p>440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2">
            <text:p>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1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10:57.66</meta:creation-date>
    <dc:date>2020-05-09T22:11:19.57</dc:date>
    <meta:editing-duration>PT22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